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officeooo:rsid="0004cfd1" officeooo:paragraph-rsid="0004cfd1" style:font-size-asian="12.25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normal" officeooo:rsid="0004cfd1" officeooo:paragraph-rsid="0004cfd1" style:font-size-asian="12.25pt" style:font-weight-asian="normal" style:font-size-complex="14pt" style:font-weight-complex="normal"/>
    </style:style>
    <style:style style:name="P3" style:family="paragraph" style:parent-style-name="Standard">
      <style:text-properties fo:font-size="16pt" fo:font-weight="bold" officeooo:rsid="0004cfd1" officeooo:paragraph-rsid="0004cfd1"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4pt" fo:font-weight="normal" officeooo:rsid="0004cfd1" officeooo:paragraph-rsid="0004cfd1"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size="14pt" fo:font-weight="normal" officeooo:rsid="00062325" officeooo:paragraph-rsid="00062325" style:font-size-asian="12.25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derstanding the .cfg file parameters</text:p>
      <text:p text:style-name="P1"/>
      <text:p text:style-name="P2">‐size (bytes) nnn – where  nnn  must  be  a  power  of  2 – if  you  pick  a  number  that’s  too </text:p>
      <text:p text:style-name="P2">big  then  you’ll  get  an  error – it’s  represents  the  cache  capacity.</text:p>
      <text:p text:style-name="P2"/>
      <text:p text:style-name="P2"> block  size  is  the  size  of  a line  in  a  direct  mapped  cache  or  a  way  in  a  set‐associative </text:p>
      <text:p text:style-name="P2">cache.</text:p>
      <text:p text:style-name="P2"/>
      <text:p text:style-name="P2">‐associativity  can  be  0  or  some  power  of  2:  </text:p>
      <text:p text:style-name="P2"><text:s text:c="2"/>• 0  means  fully  associative  (it’s  not  strange  since  an  integer  meaning  infinite  is </text:p>
      <text:p text:style-name="P2"><text:s text:c="4"/>hard  to  represent). </text:p>
      <text:p text:style-name="P2"><text:s text:c="2"/>• 1  means  direct  mapped  </text:p>
      <text:p text:style-name="P2"><text:s text:c="2"/>• other  powers  of  2  are  the  number  of  ways  in  the  set</text:p>
      <text:p text:style-name="P2"/>
      <text:p text:style-name="P2">Note  that  caches  will  typically  have  only  1  read‐write  port,  but  a  register  file  may have  multiple  read  exclusive  ports  and  multiple  write  exclusive  ports.</text:p>
      <text:p text:style-name="P2"/>
      <text:p text:style-name="P2">B anking in Cache -if  all  banks  are  connected  to  the  same  bus  then  this  organization  is known  as  UCA  for  uniform  cache  access – UCA  bank  count  specifies  the  number  of banks – must  be  a  power  of  2.</text:p>
      <text:p text:style-name="P2"/>
      <text:p text:style-name="P2">There  are  multiple  transistor  types  that  are  available  and  CACTI</text:p>
      <text:p text:style-name="P2"> • itrs‐hp: high  performance </text:p>
      <text:p text:style-name="P2">• itrs‐lstp: low  standby  power (a.k.a. leakage) </text:p>
      <text:p text:style-name="P2">• itrs‐lop: low  operating  power (a.k.a. dynamic power) </text:p>
      <text:p text:style-name="P2">• lp‐dram: this  means  a  dram  cell  built  from  a  logic  process  transistor (a.k.a.  embedded  <text:s text:c="4"/>DRAM) </text:p>
      <text:p text:style-name="P2">• comm.‐dram: this  means  a  dram  cell  using  a  dram  process  transistor  which  is  used  to  build  the  standard  commodity  drams  that  you  can  buy. </text:p>
      <text:p text:style-name="P2"/>
      <text:p text:style-name="P2">All  caches  have  both  tag  and  data  storage  arrays .  In  general  the  peripheral  logic should  be  itrs‐hp  since  this  logic  gets  the  bits  from  the  storage  mats  (or sub‐arrays)  to  and  from  the  output  drivers.The  choice  of  cell  type  varies – for  small  memories  hp makes  sense,  for  large  memories  where  power  is  a  concern  then  lstp, or  lop  will  make  sense.</text:p>
      <text:p text:style-name="P2"/>
      <text:p text:style-name="P2">Operating  temperature  in  the  CACTI  <text:s/>only  affects  leakage  currents.   In  general  it  also  affects  transistor  speed  to  some  extent  .   The  value  represents in  degrees  Kelvin.</text:p>
      <text:p text:style-name="P2"/>
      <text:p text:style-name="P2">Cache  type  is  a  bit  of  a  misnomer  but  allows  you  to  control  which  kind  of  memory structure  you  are  modeling:</text:p>
      <text:p text:style-name="P2">• Cache – means  a  cache  which  will  have  a  tag  array </text:p>
      <text:p text:style-name="P2">• Ram  means  something  like  a  register‐file,  scratch  RAM  where  there  is  no  need for a tag  array. </text:p>
      <text:p text:style-name="P2"><text:soft-page-break/>• Main‐memory  means  that  there  is  no  tag  array  and  every  transaction  will  occur  in  page‐sized  chunks. </text:p>
      <text:p text:style-name="P2"/>
      <text:p text:style-name="P2">There  are  3  access  modes: </text:p>
      <text:p text:style-name="P2">• Fast – data  and  tag  accesses  happen  in  parallel  and  the  whole  set  is  broadcast  over  the  H‐tree  bus </text:p>
      <text:p text:style-name="P2">• Sequential – tag  access  happens  first  and  then  the  data  array  access  as  would  be  the case  in  a  physically  tagged  physically  addressed  cache </text:p>
      <text:p text:style-name="P2">• Normal – data  and  tag  accesses  are  done  in  parallel  but  the  tag  is  then  used  to  select  which  way  is  to  be  delivered  over  the  H‐tree  bus </text:p>
      <text:p text:style-name="P2"/>
      <text:p text:style-name="P2">NUCA  stands  for  non‐uniform  cache  access  which  means  that  an  interconnect structure  is  used  to  go  to  the  appropriate  memory  array  and  local  accesses  will  be faster  than  more  remote  accesses. </text:p>
      <text:p text:style-name="P2"/>
      <text:p text:style-name="P2">Differential  wire  signaling  can  use  the  following  attributes: </text:p>
      <text:p text:style-name="P2">“lowswing”  wires  use  less  energy  to  charge  and  discharge  wire  capacitances  but require  the  use  of  more  sensitive  sense  amplifiers.   </text:p>
      <text:p text:style-name="P2">“fullswing “  wires  use  simpler  sense  amplifiers  but  require  more  energy  to  charge  or discharge  the  capacitive  load  quickly</text:p>
      <text:p text:style-name="P2"/>
      <text:p text:style-name="P2">In  general  big  memories  are  slow  and  small  memories  are  faster  so  a  common  strategy  is  to  build  a  larger  memory  out  of  a  smaller  number  of  storage  arrays  called </text:p>
      <text:p text:style-name="P2">mats.  Wire  pitch  inside  or  outside  of  the  mats  has  influences  bandwidth  per  unit  area  and  delay. </text:p>
      <text:p text:style-name="P2"/>
      <text:p text:style-name="P2">• “global”  means  full  pitch  wires (twice  the  size  of  semi‐global)  which  reduces bandwidth  but  improves  delay. </text:p>
      <text:p text:style-name="P2">• “semi‐global” increases  bandwidth  per  cross  sectional  area  but  the  thinner </text:p>
      <text:p text:style-name="P2">wires  have  a  higher  RC  time  constant  which  increases  delay.</text:p>
      <text:p text:style-name="P2"/>
      <text:p text:style-name="P5">Memory Type (D=DDR3, L=LPDDR2, W=WideIO)</text:p>
      <text:p text:style-name="P5">-dram type ”D”</text:p>
      <text:p text:style-name="P5">dram type allows the user to pick between three standard configurations described in the extio.cc file. Any choice apart from the three specified above defaults to the DDR3 configuration settings.</text:p>
      <text:p text:style-name="P5"/>
      <text:p text:style-name="P5">Memory State (R=Read, W=Write, I=Idle or S=Sleep)</text:p>
      <text:p text:style-name="P5">-iostate ”W”</text:p>
      <text:p text:style-name="P5">iostate picks the state the memory interface is in - READ, WRITE, IDLE or SLEEP.</text:p>
      <text:p text:style-name="P5"/>
      <text:p text:style-name="P5"/>
      <text:p text:style-name="P5"/>
      <text:p text:style-name="P5"/>
      <text:p text:style-name="P5"/>
      <text:p text:style-name="P5"><text:soft-page-break/>Address bus timing (DDR=0.5, SDR=1.0, 2T=2.0, 3T=3.0)</text:p>
      <text:p text:style-name="P5">-addr timing </text:p>
      <text:p text:style-name="P5">addr timing specifies the timing on the address bus. The options available are DDR timing similarto DQ, SDR timing or 2T and 3T timing, which provide relaxed timing options on the CA bus owing to larger loads .</text:p>
      <text:p text:style-name="P5"/>
      <text:p text:style-name="P5">Memory Density (Gbit per memory/DRAM die)</text:p>
      <text:p text:style-name="P5">-mem density</text:p>
      <text:p text:style-name="P5">mem density represents the memory density for one die of the DRAM. It is based on technology and availability.</text:p>
      <text:p text:style-name="P5"/>
      <text:p text:style-name="P5">IO frequency (MHz)</text:p>
      <text:p text:style-name="P5">-bus freq</text:p>
      <text:p text:style-name="P5">bus freq is the frequency of the off-chip memory bus. T ck is derived as the inverse of bus freq.</text:p>
      <text:p text:style-name="P5"/>
      <text:p text:style-name="P5">Duty Cycle</text:p>
      <text:p text:style-name="P5">-duty cycle</text:p>
      <text:p text:style-name="P5">duty cycle is fraction of time in the Memory State defined above by iostate.</text:p>
      <text:p text:style-name="P5"/>
      <text:p text:style-name="P5">Activity factor for Data</text:p>
      <text:p text:style-name="P5">-activity dq</text:p>
      <text:p text:style-name="P5">activity dq is the number of 0 to 1 transitions per cycle for the DQ signals (for DDR, need to ac- count for the higher activity in this parameter. E.g. max. activity factor for DDR is 1.0, for SDR is 0.5). The activity dq is used to calculate the dynamic power as α in Equation (2.1).</text:p>
      <text:p text:style-name="P5"/>
      <text:p text:style-name="P5">Activity factor for Control/Address</text:p>
      <text:p text:style-name="P5">-activity ca</text:p>
      <text:p text:style-name="P5">activity ca is the number of 0 to 1 transitions per cycle for the CA signals (for DDR, need to ac- count for the higher activity in this parameter. E.g. max. activity factor for DDR is 1.0, for SDR is 0.5). The activity ca is used to calculate the dynamic power as 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22:52:17.183880469</meta:creation-date>
    <dc:date>2018-11-05T10:54:35.906122259</dc:date>
    <meta:editing-duration>PT7H16M54S</meta:editing-duration>
    <meta:editing-cycles>2</meta:editing-cycles>
    <meta:generator>LibreOffice/5.1.6.2$Linux_X86_64 LibreOffice_project/10m0$Build-2</meta:generator>
    <meta:document-statistic meta:table-count="0" meta:image-count="0" meta:object-count="0" meta:page-count="3" meta:paragraph-count="61" meta:word-count="925" meta:character-count="5802" meta:non-whitespace-character-count="4361"/>
  </office:meta>
</office:document-meta>
</file>